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Malgun Gothic" svg:font-family="'Malgun Gothic'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Heading_20_1">
      <style:text-properties fo:font-variant="normal" fo:text-transform="none" fo:color="#000000" style:font-name="Malgun Gothic" fo:letter-spacing="normal" fo:font-style="normal" style:language-asian="ko" style:country-asian="KR"/>
    </style:style>
    <style:style style:name="P3" style:family="paragraph" style:parent-style-name="Standard">
      <style:text-properties style:language-asian="ko" style:country-asian="KR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language-asian="ko" style:country-asian="KR"/>
    </style:style>
    <style:style style:name="P5" style:family="paragraph" style:parent-style-name="Preformatted_20_Text">
      <style:text-properties fo:color="#bbbbbb" style:font-name="JetBrains Mono" fo:font-size="9.80000019073486pt" fo:background-color="#282c34" style:language-asian="ko" style:country-asian="KR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algun Gothic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Malgun Gothic" fo:font-size="14pt" fo:letter-spacing="normal" fo:font-style="normal" fo:font-weight="normal"/>
    </style:style>
    <style:style style:name="T1" style:family="text">
      <style:text-properties style:language-asian="ko" style:country-asian="KR"/>
    </style:style>
    <style:style style:name="T2" style:family="text">
      <style:text-properties fo:color="#bbbbbb" style:font-name="JetBrains Mono" fo:font-size="9.80000019073486pt" fo:background-color="#282c34"/>
    </style:style>
    <style:style style:name="T3" style:family="text">
      <style:text-properties fo:color="#ef596f"/>
    </style:style>
    <style:style style:name="T4" style:family="text">
      <style:text-properties fo:color="#ef596f" style:font-name="JetBrains Mono" fo:font-size="9.80000019073486pt" fo:background-color="#282c34"/>
    </style:style>
    <style:style style:name="T5" style:family="text">
      <style:text-properties fo:color="#d19a66" fo:font-style="italic"/>
    </style:style>
    <style:style style:name="T6" style:family="text">
      <style:text-properties fo:color="#d19a66" style:font-name="JetBrains Mono" fo:font-size="9.80000019073486pt" fo:font-style="italic" fo:background-color="#282c34"/>
    </style:style>
    <style:style style:name="T7" style:family="text">
      <style:text-properties fo:color="#89ca78"/>
    </style:style>
    <style:style style:name="T8" style:family="text">
      <style:text-properties fo:color="#89ca78" style:font-name="JetBrains Mono" fo:font-size="9.80000019073486pt" fo:background-color="#282c3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bernate: select c1_0.comment_id,c1_0.content,c1_0.create_at,c1_0.post_id,c1_0.user_id from comment1 c1_0 where c1_0.comment_id=?</text:p>
      <text:p text:style-name="Standard">2024-08-30T12:39:11.059+09:00 <text:s/>WARN 5924 --- [io-8080-exec-10] .w.s.m.s.DefaultHandlerExceptionResolver : Resolved [org.springframework.web.method.annotation.MethodArgumentTypeMismatchException: Failed to convert value of type 'java.lang.String' to required type 'java.lang.Integer'; For input string: "null"]</text:p>
      <text:p text:style-name="Standard"/>
      <text:p text:style-name="P1">원인 :DTO 적용시 메인 id(comment_id )를 뺀 DTO를 적용시켜, 메인 ID가 NULL값이 되어 메인 ID를 찾지 못하여 생기는 오류.</text:p>
      <text:p text:style-name="P1"/>
      <text:p text:style-name="P1">해결법 : DTO 함수에 메인 id 객체(comment_id )를 추가하고, 추가된 메인 id 객체를 DTO를 사용하는 Controll메서드에 추가 적용(getComment_id)한다.</text:p>
      <text:p text:style-name="P4"/>
      <text:p text:style-name="P1"/>
      <text:p text:style-name="P1"/>
      <text:h text:style-name="P2" text:outline-level="1">Whitelabel Error Page</text:h>
      <text:p text:style-name="P6">This application has no explicit mapping for /error, so you are seeing this as a fallback.</text:p>
      <text:section text:style-name="Sect1" text:name="created">
        <text:p text:style-name="P6">Wed Sep 04 12:46:10 KST 2024</text:p>
      </text:section>
      <text:p text:style-name="P7">There was an unexpected error (type=Not Found, status=404).</text:p>
      <text:p text:style-name="P7">No static resource comment/contenix/152.</text:p>
      <text:p text:style-name="P7">org.springframework.web.servlet.resource.NoResourceFoundException: No static resource comment/contenix/152.</text:p>
      <text:p text:style-name="P1">원인: POST주소 잘못 기입(오타)</text:p>
      <text:p text:style-name="P1"/>
      <text:p text:style-name="Standard"><text:span text:style-name="T1">해결법: </text:span></text:p>
      <text:p text:style-name="Standard"><text:span text:style-name="T2">&lt;</text:span><text:span text:style-name="T4">form </text:span><text:span text:style-name="T6">th:action</text:span><text:span text:style-name="T8">="@{'/comment/contenix/' + ${ed.comment_id} }" </text:span><text:span text:style-name="T6">method</text:span><text:span text:style-name="T8">="POST"</text:span><text:span text:style-name="T2">&gt;</text:span></text:p>
      <text:p text:style-name="P1"><text:span text:style-name="T2">를</text:span></text:p>
      <text:p text:style-name="P1"><text:span text:style-name="T2"/></text:p>
      <text:p text:style-name="P5">&lt;<text:span text:style-name="T3">form </text:span><text:span text:style-name="T5">th:action</text:span><text:span text:style-name="T7">="@{'/comment/contentfix/' + ${ed.comment_id} }" </text:span><text:span text:style-name="T5">method</text:span><text:span text:style-name="T7">="POST"</text:span>&gt;</text:p>
      <text:p text:style-name="P1">로 고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Malgun Gothic" svg:font-family="'Malgun Gothic'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바탕1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30T12:39:19.04</meta:creation-date>
    <dc:date>2024-09-04T12:48:10.09</dc:date>
    <meta:editing-duration>PT1H4M34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6" meta:word-count="200" meta:character-count="1154"/>
  </office:meta>
</office:document-meta>
</file>